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3.519cm"/>
    </style:style>
    <style:style style:name="Table1.C" style:family="table-column">
      <style:table-column-properties style:column-width="11.48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15.29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9dd2" officeooo:paragraph-rsid="00099dd2"/>
    </style:style>
    <style:style style:name="P2" style:family="paragraph" style:parent-style-name="Standard">
      <style:text-properties officeooo:rsid="000ec1f2" officeooo:paragraph-rsid="000ec1f2"/>
    </style:style>
    <style:style style:name="P3" style:family="paragraph" style:parent-style-name="Standard">
      <style:text-properties fo:font-style="normal" officeooo:rsid="000f3195" officeooo:paragraph-rsid="000f3195" style:font-style-asian="normal" style:font-style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officeooo:rsid="0023fc7a" officeooo:paragraph-rsid="0023fc7a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250ecb" officeooo:paragraph-rsid="00250ecb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23fc7a" officeooo:paragraph-rsid="0023fc7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2d9cf9" officeooo:paragraph-rsid="002d9cf9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officeooo:rsid="002d9cf9" officeooo:paragraph-rsid="002d9cf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officeooo:rsid="00250ecb" officeooo:paragraph-rsid="00250ecb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50ecb" officeooo:paragraph-rsid="0023fc7a" style:font-style-asian="normal" style:font-style-complex="normal"/>
    </style:style>
    <style:style style:name="P11" style:family="paragraph" style:parent-style-name="Standard">
      <style:text-properties fo:font-style="normal" style:text-underline-style="none" fo:font-weight="bold" officeooo:rsid="0023fc7a" officeooo:paragraph-rsid="0023fc7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23fc7a" officeooo:paragraph-rsid="0023fc7a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none" fo:font-weight="normal" officeooo:rsid="002d9cf9" officeooo:paragraph-rsid="002d9cf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1c3cb" officeooo:paragraph-rsid="0031c3c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9dd2" officeooo:paragraph-rsid="00099dd2" style:font-weight-asian="bold" style:font-weight-complex="bold"/>
    </style:style>
    <style:style style:name="P16" style:family="paragraph" style:parent-style-name="Standard">
      <style:text-properties officeooo:rsid="002d9cf9" officeooo:paragraph-rsid="002d9cf9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05648" officeooo:paragraph-rsid="0031c3c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31c3cb" officeooo:paragraph-rsid="0031c3cb" style:font-weight-asian="normal" style:font-weight-complex="normal"/>
    </style:style>
    <style:style style:name="P19" style:family="paragraph" style:parent-style-name="Standard">
      <style:text-properties officeooo:rsid="0031c3cb" officeooo:paragraph-rsid="0031c3cb"/>
    </style:style>
    <style:style style:name="P20" style:family="paragraph" style:parent-style-name="Table_20_Contents">
      <style:text-properties officeooo:rsid="000b59e8" officeooo:paragraph-rsid="000b59e8"/>
    </style:style>
    <style:style style:name="P21" style:family="paragraph" style:parent-style-name="Table_20_Contents">
      <style:paragraph-properties fo:text-align="center" style:justify-single-word="false"/>
      <style:text-properties officeooo:rsid="000b59e8" officeooo:paragraph-rsid="000b59e8"/>
    </style:style>
    <style:style style:name="P22" style:family="paragraph" style:parent-style-name="Table_20_Contents">
      <style:text-properties officeooo:rsid="000ec1f2" officeooo:paragraph-rsid="000ec1f2"/>
    </style:style>
    <style:style style:name="P23" style:family="paragraph" style:parent-style-name="Table_20_Contents">
      <style:paragraph-properties fo:text-align="center" style:justify-single-word="false"/>
      <style:text-properties officeooo:rsid="000f6da6" officeooo:paragraph-rsid="000f6da6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fo:font-weight="bold" officeooo:rsid="0023fc7a" officeooo:paragraph-rsid="0023fc7a" style:font-weight-asian="bold" style:font-weight-complex="bold"/>
    </style:style>
    <style:style style:name="P26" style:family="paragraph" style:parent-style-name="Table_20_Contents">
      <style:text-properties officeooo:rsid="001e320b" officeooo:paragraph-rsid="001e320b"/>
    </style:style>
    <style:style style:name="P27" style:family="paragraph" style:parent-style-name="Table_20_Contents">
      <style:text-properties officeooo:rsid="001e32b8" officeooo:paragraph-rsid="001e32b8"/>
    </style:style>
    <style:style style:name="P28" style:family="paragraph" style:parent-style-name="Table_20_Contents">
      <style:paragraph-properties fo:text-align="center" style:justify-single-word="false"/>
      <style:text-properties officeooo:rsid="00205648" officeooo:paragraph-rsid="00205648"/>
    </style:style>
    <style:style style:name="P29" style:family="paragraph" style:parent-style-name="Table_20_Contents">
      <style:text-properties officeooo:rsid="0023fc7a" officeooo:paragraph-rsid="0023fc7a"/>
    </style:style>
    <style:style style:name="P30" style:family="paragraph" style:parent-style-name="Table_20_Contents">
      <style:text-properties officeooo:rsid="00250ecb" officeooo:paragraph-rsid="00250ecb"/>
    </style:style>
    <style:style style:name="P31" style:family="paragraph" style:parent-style-name="Table_20_Contents">
      <style:text-properties officeooo:rsid="002d9cf9" officeooo:paragraph-rsid="002d9cf9"/>
    </style:style>
    <style:style style:name="P32" style:family="paragraph" style:parent-style-name="Table_20_Contents">
      <style:paragraph-properties fo:text-align="center" style:justify-single-word="false"/>
      <style:text-properties officeooo:rsid="0031c3cb" officeooo:paragraph-rsid="0031c3cb"/>
    </style:style>
    <style:style style:name="P33" style:family="paragraph" style:parent-style-name="Table_20_Heading">
      <style:text-properties officeooo:rsid="000b59e8" officeooo:paragraph-rsid="000b59e8"/>
    </style:style>
    <style:style style:name="P34" style:family="paragraph" style:parent-style-name="Table_20_Heading">
      <style:paragraph-properties fo:text-align="center" style:justify-single-word="false"/>
      <style:text-properties officeooo:rsid="000b59e8" officeooo:paragraph-rsid="000b59e8"/>
    </style:style>
    <style:style style:name="P35" style:family="paragraph" style:parent-style-name="Table_20_Heading">
      <style:text-properties officeooo:rsid="000f6da6" officeooo:paragraph-rsid="000f6da6"/>
    </style:style>
    <style:style style:name="P36" style:family="paragraph" style:parent-style-name="Table_20_Heading">
      <style:paragraph-properties fo:text-align="center" style:justify-single-word="false"/>
      <style:text-properties officeooo:rsid="000f6da6" officeooo:paragraph-rsid="000f6da6"/>
    </style:style>
    <style:style style:name="P37" style:family="paragraph" style:parent-style-name="Table_20_Heading">
      <style:paragraph-properties fo:text-align="center" style:justify-single-word="false"/>
      <style:text-properties officeooo:rsid="00205648" officeooo:paragraph-rsid="00205648"/>
    </style:style>
    <style:style style:name="P38" style:family="paragraph" style:parent-style-name="Standard">
      <style:paragraph-properties fo:text-align="center" style:justify-single-word="false" fo:break-before="page"/>
      <style:text-properties fo:font-style="normal" style:text-underline-style="solid" style:text-underline-width="auto" style:text-underline-color="font-color" fo:font-weight="bold" officeooo:rsid="0023fc7a" officeooo:paragraph-rsid="0023fc7a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officeooo:rsid="000f3195" officeooo:paragraph-rsid="000f6da6" style:font-style-asian="normal" style:font-style-complex="normal"/>
    </style:style>
    <style:style style:name="P40" style:family="paragraph" style:parent-style-name="Standard">
      <style:text-properties fo:font-style="normal" officeooo:rsid="003699c9" officeooo:paragraph-rsid="003699c9" style:font-style-asian="normal" style:font-style-complex="normal"/>
    </style:style>
    <style:style style:name="T1" style:family="text">
      <style:text-properties officeooo:rsid="000b59e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fb27" style:font-style-asian="normal" style:font-style-complex="normal"/>
    </style:style>
    <style:style style:name="T4" style:family="text">
      <style:text-properties fo:font-style="normal" officeooo:rsid="0036396f" style:font-style-asian="normal" style:font-style-complex="normal"/>
    </style:style>
    <style:style style:name="T5" style:family="text">
      <style:text-properties officeooo:rsid="000cf665"/>
    </style:style>
    <style:style style:name="T6" style:family="text">
      <style:text-properties officeooo:rsid="000ec1f2"/>
    </style:style>
    <style:style style:name="T7" style:family="text">
      <style:text-properties officeooo:rsid="0016718d"/>
    </style:style>
    <style:style style:name="T8" style:family="text">
      <style:text-properties officeooo:rsid="001c5323"/>
    </style:style>
    <style:style style:name="T9" style:family="text">
      <style:text-properties officeooo:rsid="001e320b"/>
    </style:style>
    <style:style style:name="T10" style:family="text">
      <style:text-properties officeooo:rsid="001e32b8"/>
    </style:style>
    <style:style style:name="T11" style:family="text">
      <style:text-properties officeooo:rsid="001fcebd"/>
    </style:style>
    <style:style style:name="T12" style:family="text">
      <style:text-properties officeooo:rsid="00205648"/>
    </style:style>
    <style:style style:name="T13" style:family="text">
      <style:text-properties officeooo:rsid="00265de5"/>
    </style:style>
    <style:style style:name="T14" style:family="text">
      <style:text-properties officeooo:rsid="002f6f8f"/>
    </style:style>
    <style:style style:name="T15" style:family="text">
      <style:text-properties officeooo:rsid="0031c3c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officeooo:rsid="00321cbe"/>
    </style:style>
    <style:style style:name="T20" style:family="text">
      <style:text-properties officeooo:rsid="00335ab0"/>
    </style:style>
    <style:style style:name="T21" style:family="text">
      <style:text-properties officeooo:rsid="003492a5"/>
    </style:style>
    <style:style style:name="T22" style:family="text">
      <style:text-properties officeooo:rsid="003663b3"/>
    </style:style>
    <style:style style:name="T23" style:family="text">
      <style:text-properties officeooo:rsid="00367e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SON Input Format.</text:p>
      <text:p text:style-name="P15"/>
      <text:p text:style-name="P17">All values are strings (or an array of strings), <text:span text:style-name="T15">all these values must be present in the JSON. </text:span></text:p>
      <text:p text:style-name="P17"/>
      <text:p text:style-name="P18">The list of instrument types here and in the compiler has a corresponding match in the TypeScript instrument classes.</text:p>
      <text:p text:style-name="P1"/>
      <text:p text:style-name="P19">The compiler needs to know what it is compiling for, so it duplicates the number of strings information in the type key.</text:p>
      <text:p text:style-name="P19"/>
      <text:p text:style-name="P19">Note that instrument is purely descriptive, the actual instrument is specified by the <text:span text:style-name="T17">type</text:span><text:span text:style-name="T18"> field.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4">Item</text:p>
            </table:table-cell>
            <table:table-cell table:style-name="Table1.B1" office:value-type="string">
              <text:p text:style-name="P37">Default</text:p>
            </table:table-cell>
            <table:table-cell table:style-name="Table1.C1" office:value-type="string">
              <text:p text:style-name="P33">Description</text:p>
            </table:table-cell>
          </table:table-row>
        </table:table-header-rows>
        <table:table-row>
          <table:table-cell table:style-name="Table1.A2" office:value-type="string">
            <text:p text:style-name="P24">“<text:span text:style-name="T1">name”</text:span></text:p>
          </table:table-cell>
          <table:table-cell table:style-name="Table1.B2" office:value-type="string">
            <text:p text:style-name="P21">“”</text:p>
          </table:table-cell>
          <table:table-cell table:style-name="Table1.C2" office:value-type="string">
            <text:p text:style-name="P20">Name of the tune</text:p>
          </table:table-cell>
        </table:table-row>
        <table:table-row>
          <table:table-cell table:style-name="Table1.A2" office:value-type="string">
            <text:p text:style-name="P24">“<text:span text:style-name="T1">author”</text:span></text:p>
          </table:table-cell>
          <table:table-cell table:style-name="Table1.B3" office:value-type="string">
            <text:p text:style-name="P21">“”</text:p>
          </table:table-cell>
          <table:table-cell table:style-name="Table1.C3" office:value-type="string">
            <text:p text:style-name="P20">Author(s) of the tune</text:p>
          </table:table-cell>
        </table:table-row>
        <table:table-row>
          <table:table-cell table:style-name="Table1.A2" office:value-type="string">
            <text:p text:style-name="P24">“<text:span text:style-name="T1">instrument”</text:span></text:p>
          </table:table-cell>
          <table:table-cell table:style-name="Table1.B4" office:value-type="string">
            <text:p text:style-name="P21">“”</text:p>
          </table:table-cell>
          <table:table-cell table:style-name="Table1.C4" office:value-type="string">
            <text:p text:style-name="P20">Name of instrument (purely <text:span text:style-name="T17">informative</text:span>)</text:p>
          </table:table-cell>
        </table:table-row>
        <table:table-row>
          <table:table-cell table:style-name="Table1.A2" office:value-type="string">
            <text:p text:style-name="P24">“<text:span text:style-name="T7">type”</text:span></text:p>
          </table:table-cell>
          <table:table-cell table:style-name="Table1.B5" office:value-type="string">
            <text:p text:style-name="P32"><text:span text:style-name="T17">Must</text:span> be specified</text:p>
          </table:table-cell>
          <table:table-cell table:style-name="Table1.C5" office:value-type="string">
            <text:p text:style-name="P27">Identifies instrument (DULCIMERDAA / OCARINACSOP)</text:p>
          </table:table-cell>
        </table:table-row>
        <table:table-row>
          <table:table-cell table:style-name="Table1.A2" office:value-type="string">
            <text:p text:style-name="P24">“<text:span text:style-name="T9">speed”</text:span></text:p>
          </table:table-cell>
          <table:table-cell table:style-name="Table1.B6" office:value-type="string">
            <text:p text:style-name="P28">100</text:p>
          </table:table-cell>
          <table:table-cell table:style-name="Table1.C6" office:value-type="string">
            <text:p text:style-name="P26">Speed default in beats per minute</text:p>
          </table:table-cell>
        </table:table-row>
        <table:table-row>
          <table:table-cell table:style-name="Table1.A2" office:value-type="string">
            <text:p text:style-name="P24">“<text:span text:style-name="T6">beats”</text:span></text:p>
          </table:table-cell>
          <table:table-cell table:style-name="Table1.B7" office:value-type="string">
            <text:p text:style-name="P28">4</text:p>
          </table:table-cell>
          <table:table-cell table:style-name="Table1.C7" office:value-type="string">
            <text:p text:style-name="P22">Number of beats in each bar.</text:p>
          </table:table-cell>
        </table:table-row>
        <table:table-row>
          <table:table-cell table:style-name="Table1.A2" office:value-type="string">
            <text:p text:style-name="P24">“<text:span text:style-name="T5">bars”</text:span></text:p>
          </table:table-cell>
          <table:table-cell table:style-name="Table1.B8" office:value-type="string">
            <text:p text:style-name="P28"/>
          </table:table-cell>
          <table:table-cell table:style-name="Table1.C8" office:value-type="string">
            <text:p text:style-name="P22"><text:span text:style-name="T10">Array of </text:span>String<text:span text:style-name="T11">s</text:span> of encoded notes.</text:p>
          </table:table-cell>
        </table:table-row>
      </table:table>
      <text:p text:style-name="P1"/>
      <text:p text:style-name="P2">Notes are encoded as <text:span text:style-name="T8">pairs of the following</text:span> :-</text:p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6">Character</text:p>
            </table:table-cell>
            <table:table-cell table:style-name="Table2.B1" office:value-type="string">
              <text:p text:style-name="P35">Meaning</text:p>
            </table:table-cell>
          </table:table-row>
        </table:table-header-rows>
        <table:table-row>
          <table:table-cell table:style-name="Table2.A2" office:value-type="string">
            <text:p text:style-name="P23">0-9</text:p>
          </table:table-cell>
          <table:table-cell table:style-name="Table2.B2" office:value-type="string">
            <text:p text:style-name="P16"><text:span text:style-name="T3">A</text:span><text:span text:style-name="T2">dvance the “time pointer” forward n/4 of a beat. </text:span><text:span text:style-name="T4">0 is reserved.</text:span></text:p>
          </table:table-cell>
        </table:table-row>
        <table:table-row>
          <table:table-cell table:style-name="Table2.A2" office:value-type="string">
            <text:p text:style-name="P23"><text:span text:style-name="T22">- or </text:span>A-Z</text:p>
          </table:table-cell>
          <table:table-cell table:style-name="Table2.B3" office:value-type="string">
            <text:p text:style-name="P39">one letter for each <text:span text:style-name="T12">voice</text:span>, represents the chromatic fretting offset from ‘A’. <text:span text:style-name="T21">Does not advance time pointer. - means the string is not played.</text:span></text:p>
            <text:p text:style-name="P39"/>
            <text:p text:style-name="P40">For Ocarinas A is low A (e.g. the lowest note playable on a C Soprano)</text:p>
          </table:table-cell>
        </table:table-row>
      </table:table>
      <text:p text:style-name="P2"><text:tab/><text:tab/></text:p>
      <text:p text:style-name="P3"/>
      <text:p text:style-name="P4"/>
      <text:p text:style-name="P38">Music Format</text:p>
      <text:p text:style-name="P12"/>
      <text:p text:style-name="P14">This describes the <text:span text:style-name="T16">.ms1</text:span> format which is a simple input format for music which is translated into an equivalent JSON structure.</text:p>
      <text:p text:style-name="P14"/>
      <text:p text:style-name="P6">Modifiers</text:p>
      <text:p text:style-name="P11"/>
      <text:p text:style-name="P13">Modifiers simple adjust the note timing, which by default is 1 beat per note played. Hence the use of the = (which represents the semiquaver) which reduces that by 0.75 giving 0.25. For this reason, only the ‘o’ should be repeated per note, e.g. you can write Cooo which would be a 4 beat note.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haracter</text:p>
          </table:table-cell>
          <table:table-cell table:style-name="Table4.B1" office:value-type="string">
            <text:p text:style-name="P25">Effect</text:p>
          </table:table-cell>
        </table:table-row>
        <table:table-row>
          <table:table-cell table:style-name="Table4.A2" office:value-type="string">
            <text:p text:style-name="P29">o</text:p>
          </table:table-cell>
          <table:table-cell table:style-name="Table4.B2" office:value-type="string">
            <text:p text:style-name="P29">Add 1 beat</text:p>
          </table:table-cell>
        </table:table-row>
        <table:table-row>
          <table:table-cell table:style-name="Table4.A2" office:value-type="string">
            <text:p text:style-name="P29">.</text:p>
          </table:table-cell>
          <table:table-cell table:style-name="Table4.B2" office:value-type="string">
            <text:p text:style-name="P31">Add 0.5 beat</text:p>
          </table:table-cell>
        </table:table-row>
        <table:table-row>
          <table:table-cell table:style-name="Table4.A2" office:value-type="string">
            <text:p text:style-name="P29">-</text:p>
          </table:table-cell>
          <table:table-cell table:style-name="Table4.B2" office:value-type="string">
            <text:p text:style-name="P29">Subtract 0.5 beat</text:p>
          </table:table-cell>
        </table:table-row>
        <table:table-row>
          <table:table-cell table:style-name="Table4.A2" office:value-type="string">
            <text:p text:style-name="P9">=</text:p>
          </table:table-cell>
          <table:table-cell table:style-name="Table4.B2" office:value-type="string">
            <text:p text:style-name="P30">Subtract 0.75 beat</text:p>
          </table:table-cell>
        </table:table-row>
      </table:table>
      <text:p text:style-name="P10"/>
      <text:p text:style-name="P5">Strum <text:span text:style-name="T13">or Note </text:span>Definitions</text:p>
      <text:p text:style-name="P5"/>
      <text:p text:style-name="P13">Notes are defined by sequences of Alphanumeric characters. There are two sequences which are pretty much identical except for the encoding. Each encodes diatonically.</text:p>
      <text:p text:style-name="P13"/>
      <text:p text:style-name="P8">Dulcimer <text:span text:style-name="T14">type</text:span></text:p>
      <text:p text:style-name="P8"/>
      <text:p text:style-name="P13">Fretting is done using the numbers and letters after G (not O) <text:s/>and represents the frets directly. <text:s/>A chromatic step can be added by ‘+’. Numbers from ten upwards are represented by letters that sound a bit like the number.</text:p>
      <text:p text:style-name="P13"/>
      <text:p text:style-name="P13">0,1,2,3,4,5,6,7,8,9,T,L,W,H,U,I,X,V <text:tab/><text:tab/><text:tab/>represents the first 17 diatonic frets.</text:p>
      <text:p text:style-name="P13"/>
      <text:p text:style-name="P8">Ocarina <text:span text:style-name="T14">type</text:span></text:p>
      <text:p text:style-name="P13"/>
      <text:p text:style-name="P13">Fretting is done using the letters A-G in upper and lower case, a chromatic step can be added by ‘#’</text:p>
      <text:p text:style-name="P13"/>
      <text:p text:style-name="P13"><text:span text:style-name="T23">abcdefgABCDEFG</text:span> <text:tab/><text:tab/><text:tab/><text:tab/><text:tab/>represents the first 14 notes in the key of C</text:p>
      <text:p text:style-name="P13"/>
      <text:p text:style-name="P13">These can be used interchangeably.</text:p>
      <text:p text:style-name="P13"/>
      <text:p text:style-name="P7">Rests and No Strums</text:p>
      <text:p text:style-name="P13"/>
      <text:p text:style-name="P13">‘<text:span text:style-name="T19">&amp;</text:span>’ indicates a non-played note. In a multi voice instrument a full rest is given by <text:span text:style-name="T20">&amp;&amp;&amp; </text:span>(say, on the Dulcimer)</text:p>
      <text:p text:style-name="P13"/>
      <text:p text:style-name="P13">If a strum is incomplete it is extended from the left to its proper size. So a strum of 23 on a dulcimer will be extend to 0 2 3 and a strum of 9+ to 0 0 9+, which allows easy addition of drone music.</text:p>
      <text:p text:style-name="P13"/>
      <text:p text:style-name="P13">The exception is if it is a single rest, in which case it is extended to sufficient rests to be a full rest.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3:03:05.841141784</meta:creation-date>
    <dc:date>2017-03-02T14:22:25.799139299</dc:date>
    <meta:editing-duration>PT2H49M14S</meta:editing-duration>
    <meta:editing-cycles>42</meta:editing-cycles>
    <meta:generator>LibreOffice/5.3.0.3$Linux_X86_64 LibreOffice_project/30m0$Build-3</meta:generator>
    <meta:document-statistic meta:table-count="3" meta:image-count="0" meta:object-count="0" meta:page-count="3" meta:paragraph-count="64" meta:word-count="503" meta:character-count="2790" meta:non-whitespace-character-count="2337"/>
  </office:meta>
</office:document-meta>
</file>